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fbb0" officeooo:paragraph-rsid="0006fbb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06fbb0" officeooo:paragraph-rsid="0006fb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6fbb0" officeooo:paragraph-rsid="0006fbb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799bb" officeooo:paragraph-rsid="000799b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d9f59" officeooo:paragraph-rsid="000d9f5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804a0"/>
    </style:style>
    <style:style style:name="P7" style:family="paragraph" style:parent-style-name="Standard">
      <style:paragraph-properties fo:text-align="start" style:justify-single-word="false"/>
      <style:text-properties fo:font-style="italic" officeooo:paragraph-rsid="0006fbb0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1aa4b" officeooo:paragraph-rsid="0011aa4b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2b518" officeooo:paragraph-rsid="0012b518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804a0" officeooo:paragraph-rsid="001804a0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8cf94" officeooo:paragraph-rsid="0018cf94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8dee2" officeooo:paragraph-rsid="0018dee2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947b6" officeooo:paragraph-rsid="001947b6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96743" officeooo:paragraph-rsid="00196743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b27c8" officeooo:paragraph-rsid="001b27c8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rsid="001804a0" officeooo:paragraph-rsid="001804a0"/>
    </style:style>
    <style:style style:name="P17" style:family="paragraph" style:parent-style-name="Standard">
      <style:paragraph-properties fo:text-align="start" style:justify-single-word="false" fo:break-before="page"/>
      <style:text-properties fo:font-style="italic" style:text-underline-style="none" fo:font-weight="normal" officeooo:rsid="0011aa4b" officeooo:paragraph-rsid="0011aa4b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fo:font-style="italic" style:text-underline-style="none" fo:font-weight="normal" officeooo:rsid="0012b518" officeooo:paragraph-rsid="0012b518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style="italic" officeooo:paragraph-rsid="001804a0" style:font-style-asian="italic" style:font-style-complex="italic"/>
    </style:style>
    <style:style style:name="P20" style:family="paragraph" style:parent-style-name="Standard">
      <style:paragraph-properties fo:text-align="start" style:justify-single-word="false" fo:break-before="page"/>
      <style:text-properties fo:font-style="italic" officeooo:paragraph-rsid="001947b6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officeooo:rsid="0006fbb0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1804a0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947b6" style:font-weight-asian="normal" style:font-weight-complex="normal"/>
    </style:style>
    <style:style style:name="T5" style:family="text">
      <style:text-properties officeooo:rsid="0008ca24"/>
    </style:style>
    <style:style style:name="T6" style:family="text">
      <style:text-properties officeooo:rsid="0008ca52"/>
    </style:style>
    <style:style style:name="T7" style:family="text">
      <style:text-properties officeooo:rsid="000b7498"/>
    </style:style>
    <style:style style:name="T8" style:family="text">
      <style:text-properties officeooo:rsid="000ec57f"/>
    </style:style>
    <style:style style:name="T9" style:family="text">
      <style:text-properties officeooo:rsid="00100e82"/>
    </style:style>
    <style:style style:name="T10" style:family="text">
      <style:text-properties officeooo:rsid="00103b1a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45667" style:font-style-asian="normal" style:font-style-complex="normal"/>
    </style:style>
    <style:style style:name="T13" style:family="text">
      <style:text-properties fo:font-style="normal" officeooo:rsid="00150dd4" style:font-style-asian="normal" style:font-style-complex="normal"/>
    </style:style>
    <style:style style:name="T14" style:family="text">
      <style:text-properties fo:font-style="normal" officeooo:rsid="001589bf" style:font-style-asian="normal" style:font-style-complex="normal"/>
    </style:style>
    <style:style style:name="T15" style:family="text">
      <style:text-properties fo:font-style="normal" officeooo:rsid="00168a34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e Pr</text:p>
      <text:p text:style-name="P2"/>
      <text:p text:style-name="P2"/>
      <text:p text:style-name="P7"><text:span text:style-name="T2">Question 1 </text:span><text:bookmark text:name="a1"/>Structure du serveur :</text:p>
      <text:p text:style-name="P3"/>
      <text:p text:style-name="P3">On a commencé par creer un banal serveur web TCP avec une socket prenant un numero de port en ligne de commande.</text:p>
      <text:p text:style-name="P3"/>
      <text:p text:style-name="P3">On distingue ensuite deux cas :</text:p>
      <text:p text:style-name="P3"><text:tab/>si une entrée clavier est detectée</text:p>
      <text:p text:style-name="P3"><text:tab/>si une entrée sur la socket est detectée</text:p>
      <text:p text:style-name="P3"/>
      <text:p text:style-name="P4">Si une entrée clavier est detectée :</text:p>
      <text:p text:style-name="P4"><text:tab/>on regarde si cela correspond à QUIT ou quit </text:p>
      <text:p text:style-name="P4"><text:tab/><text:tab/>si oui on ferme le serveur</text:p>
      <text:p text:style-name="P4"><text:tab/><text:tab/>sinon on ne fait rien </text:p>
      <text:p text:style-name="P4"/>
      <text:p text:style-name="P4">Si une entrée sut la socket est detectée :</text:p>
      <text:p text:style-name="P4"><text:tab/>on cherche une place dans un tableau de taille « taille » donné comme deuxieme argument en entré du programme.</text:p>
      <text:p text:style-name="P4"><text:tab/><text:tab/>Si il y en a une</text:p>
      <text:p text:style-name="P4"><text:tab/><text:tab/><text:tab/><text:span text:style-name="T6">on tente d ‘accepter la nouvelle conexion <text:s/>pour recuperer un nouveau <text:tab/><text:tab/><text:tab/><text:tab/>desctipteur sur la nouvelle socket</text:span></text:p>
      <text:p text:style-name="P4"><text:tab/><text:tab/><text:tab/>on rempli notre structure <text:span text:style-name="T5">Client avec toute les infotmation de la nouvelle <text:tab/><text:tab/><text:tab/><text:tab/>socket</text:span></text:p>
      <text:p text:style-name="P4"><text:tab/><text:tab/><text:tab/><text:span text:style-name="T7">on lance un nouveau thread qui s’occupera de traiter la requette reçu avec</text:span></text:p>
      <text:p text:style-name="P4"><text:tab/><text:tab/><text:tab/><text:span text:style-name="T7">la structure contenant les information comme argument</text:span></text:p>
      <text:p text:style-name="P4"><text:tab/><text:tab/>Si il y n’y en à pas</text:p>
      <text:p text:style-name="P4"><text:tab/><text:tab/><text:tab/>on ferme la connexion en renvoyant une page html avec le bon header </text:p>
      <text:p text:style-name="P4"/>
      <text:p text:style-name="P5">Le traitement fait dans le thread</text:p>
      <text:p text:style-name="P5"/>
      <text:p text:style-name="P5"><text:tab/><text:span text:style-name="T8">la verification de la requette bien formée</text:span></text:p>
      <text:p text:style-name="P5"/>
      <text:p text:style-name="P5"><text:tab/><text:span text:style-name="T8">la recherche du type mime</text:span></text:p>
      <text:p text:style-name="P5"/>
      <text:p text:style-name="P5"><text:tab/><text:span text:style-name="T8">ouverture du fichier</text:span></text:p>
      <text:p text:style-name="P5"><text:tab/><text:tab/><text:span text:style-name="T8">verification si ouvrable ou pas avec stat</text:span></text:p>
      <text:p text:style-name="P5"><text:tab/><text:tab/><text:span text:style-name="T9">envoie du contenu du fichier au client</text:span></text:p>
      <text:p text:style-name="P5"/>
      <text:p text:style-name="P5"><text:tab/><text:span text:style-name="T9">vider la structure pour permettre de nouvelles connexions</text:span></text:p>
      <text:p text:style-name="P5"/>
      <text:p text:style-name="P5"><text:tab/><text:span text:style-name="T10">fermer la connexion et finir le thread</text:span></text:p>
      <text:p text:style-name="P5"/>
      <text:p text:style-name="P17"><text:span text:style-name="T1">Question 2 :</text:span> Journalisation</text:p>
      <text:p text:style-name="P8"/>
      <text:p text:style-name="P15">recuperer les informations du client et les stocker dans notre structure</text:p>
      <text:p text:style-name="P15"/>
      <text:p text:style-name="P15">puis toute les ecrire a la fin d’un fichier /tmp/httpnumetu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<text:span text:style-name="T1">Question 3 : </text:span>Fichier executable</text:p>
      <text:p text:style-name="P9"/>
      <text:p text:style-name="P9"><text:span text:style-name="T11">dans la verification des droits du fichier regarder si le bit exe est mis a 1 et le stocker dans une variable exe</text:span></text:p>
      <text:p text:style-name="P9"><text:span text:style-name="T11">mettre un flag dessus fans le test de quoi faire apres</text:span></text:p>
      <text:p text:style-name="P9"><text:span text:style-name="T11"/></text:p>
      <text:p text:style-name="P9"><text:span text:style-name="T11">si le fichier est executable :</text:span></text:p>
      <text:p text:style-name="P9"><text:span text:style-name="T11"><text:tab/></text:span><text:span text:style-name="T12">creer deux tube nomée : </text:span><text:span text:style-name="T13">les noms sont synchro tid et retour tid</text:span></text:p>
      <text:p text:style-name="P9"><text:span text:style-name="T12"><text:tab/><text:tab/>un pour la syncho</text:span></text:p>
      <text:p text:style-name="P9"><text:span text:style-name="T12"><text:tab/><text:tab/>un pour renvoyer de que renvoie l’execution de l’executable</text:span></text:p>
      <text:p text:style-name="P9"><text:span text:style-name="T12"><text:tab/></text:span><text:span text:style-name="T13">faire un fork</text:span></text:p>
      <text:p text:style-name="P9"><text:span text:style-name="T13"><text:tab/><text:tab/>dans le fils</text:span></text:p>
      <text:p text:style-name="P9"><text:span text:style-name="T13"><text:tab/><text:tab/><text:tab/>ouvrir les deux fifo une en lecture l’autre en ecriture</text:span></text:p>
      <text:p text:style-name="P9"><text:span text:style-name="T13"><text:tab/><text:tab/><text:tab/>rediriger la sortie standard vers la fifo en ecriture</text:span></text:p>
      <text:p text:style-name="P9"><text:span text:style-name="T13"><text:tab/><text:tab/><text:tab/></text:span><text:span text:style-name="T15">attendre le feu vert envoyé par le pere pour commencer</text:span></text:p>
      <text:p text:style-name="P9"><text:span text:style-name="T13"><text:tab/><text:tab/><text:tab/>lancer un execl avec le fichier executable</text:span></text:p>
      <text:p text:style-name="P9"><text:span text:style-name="T13"><text:tab/><text:tab/>dans le pere</text:span></text:p>
      <text:p text:style-name="P9"><text:span text:style-name="T13"><text:tab/><text:tab/><text:tab/></text:span><text:span text:style-name="T14">ouvrir les deux fifo dans le sens inverse du fils (ouverture -&gt; ecriture)</text:span></text:p>
      <text:p text:style-name="P9"><text:span text:style-name="T14"><text:tab/><text:tab/><text:tab/></text:span><text:span text:style-name="T15">envoyer le feu vert au fils</text:span></text:p>
      <text:p text:style-name="P9"><text:span text:style-name="T15"><text:tab/><text:tab/><text:tab/>renvoyer au client tout ce que le fils lui a fait parvenir par le tube</text:span></text:p>
      <text:p text:style-name="P9"><text:span text:style-name="T15"><text:tab/><text:tab/><text:tab/>unlink des tubes</text:span></text:p>
      <text:p text:style-name="P9"><text:span text:style-name="T14"/></text:p>
      <text:p text:style-name="P9"><text:span text:style-name="T11">sinon </text:span></text:p>
      <text:p text:style-name="P9"><text:span text:style-name="T11"><text:tab/>faire la même chose qu’avant</text:span></text:p>
      <text:p text:style-name="P9"><text:span text:style-name="T11"/></text:p>
      <text:p text:style-name="P19"><text:span text:style-name="T3">Question 4 : </text:span><text:bookmark text:name="a4"/>Requêtes persistentes</text:p>
      <text:p text:style-name="P6"><text:span text:style-name="T11"/></text:p>
      <text:p text:style-name="P16"><text:span text:style-name="T11"/></text:p>
      <text:p text:style-name="P10"><text:span text:style-name="T11">modification de la fonction testant si la requete est bien formé pour renvoyer aussi si la requette correspond a une requete en http1.0 ou en http 1.1</text:span></text:p>
      <text:p text:style-name="P10"><text:span text:style-name="T11"/></text:p>
      <text:p text:style-name="P11"><text:span text:style-name="T11">mettre comme condition d’arret du traitement des requetes reçu avant de fermer la connexion le type de requette recu</text:span></text:p>
      <text:p text:style-name="P11"><text:span text:style-name="T11"><text:tab/>si en http1.0 faire un seul tour de boucle puis fermer la connexion</text:span></text:p>
      <text:p text:style-name="P11"><text:span text:style-name="T11"><text:tab/>si en http1.1 faire le traitement de chaque requettes reçu jusqu’a n’avoir plus rien a lire</text:span></text:p>
      <text:p text:style-name="P11"><text:span text:style-name="T11"/></text:p>
      <text:p text:style-name="P12"><text:span text:style-name="T11">aure truc que jai pas forcement compris aussi...</text:span></text:p>
      <text:p text:style-name="P20"><text:span text:style-name="T4">Question 5 : </text:span><text:bookmark text:name="a5"/>Contrer le déni de services</text:p>
      <text:p text:style-name="P13"/>
      <text:p text:style-name="P13"><text:span text:style-name="T11"/></text:p>
      <text:p text:style-name="P14"><text:span text:style-name="T11">plusieurs façon de faire en etu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08:43:32.997711051</meta:creation-date>
    <dc:date>2017-01-02T09:45:54.608213172</dc:date>
    <meta:editing-duration>PT52M</meta:editing-duration>
    <meta:editing-cycles>26</meta:editing-cycles>
    <meta:generator>LibreOffice/5.1.6.2.0$Linux_X86_64 LibreOffice_project/10$Build-2</meta:generator>
    <meta:document-statistic meta:table-count="0" meta:image-count="0" meta:object-count="0" meta:page-count="5" meta:paragraph-count="58" meta:word-count="518" meta:character-count="2899" meta:non-whitespace-character-count="2353"/>
  </office:meta>
</office:document-meta>
</file>